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676cb" officeooo:paragraph-rsid="000f19db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paragraph-rsid="000f19d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676cb" officeooo:paragraph-rsid="000f19d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64b61" officeooo:paragraph-rsid="000f19db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64b61" officeooo:paragraph-rsid="001313a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676cb" officeooo:paragraph-rsid="000f19db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73c80" officeooo:paragraph-rsid="000f19d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0f19db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f19db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76cb" officeooo:paragraph-rsid="000f19db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73c80" style:font-size-asian="14pt" style:font-size-complex="14pt"/>
    </style:style>
    <style:style style:name="T3" style:family="text">
      <style:text-properties fo:font-size="14pt" officeooo:rsid="001932a6" style:font-size-asian="14pt" style:font-size-complex="14pt"/>
    </style:style>
    <style:style style:name="T4" style:family="text">
      <style:text-properties fo:font-size="14pt" officeooo:rsid="0018211c" style:font-size-asian="14pt" style:font-size-complex="14pt"/>
    </style:style>
    <style:style style:name="T5" style:family="text">
      <style:text-properties fo:font-size="14pt" style:font-size-complex="14pt"/>
    </style:style>
    <style:style style:name="T6" style:family="text">
      <style:text-properties fo:font-size="14pt" officeooo:rsid="00173c80" style:font-size-complex="14pt"/>
    </style:style>
    <style:style style:name="T7" style:family="text">
      <style:text-properties fo:font-size="14pt" officeooo:rsid="001932a6" style:font-size-complex="14pt"/>
    </style:style>
    <style:style style:name="T8" style:family="text">
      <style:text-properties fo:font-size="14pt" officeooo:rsid="000f19db" style:font-size-complex="14pt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157031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164b61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1272a4" style:font-size-asian="14pt" style:font-weight-asian="normal" style:font-size-complex="14pt" style:font-weight-complex="normal"/>
    </style:style>
    <style:style style:name="T13" style:family="text">
      <style:text-properties officeooo:rsid="000f19db"/>
    </style:style>
    <style:style style:name="T14" style:family="text">
      <style:text-properties officeooo:rsid="0010ab23"/>
    </style:style>
    <style:style style:name="T15" style:family="text">
      <style:text-properties officeooo:rsid="001313a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4排七進階文字檔</text:p>
      <text:p text:style-name="P3">程式流程 : </text:p>
      <text:p text:style-name="P9">若<text:span text:style-name="T13">txt檔中有東西，代表玩家有未玩完的遊戲，此時詢問玩家是否繼續上一場遊戲，若回答Yes，則呼叫read()將資料存進程式中，若回答No，則發一副新的牌給玩家，開啟一場新的遊戲。遊戲開始後若玩家輸入0，選擇不繼續遊戲，</text:span></text:p>
      <text:p text:style-name="P9">此時E<text:span text:style-name="T14">nd=1，</text:span>將手牌、目前為止覆蓋的點數、電腦手中的牌、場上的牌，依序存入<text:span text:style-name="T14">txt檔中記錄起來。</text:span></text:p>
      <text:p text:style-name="P10"><text:span text:style-name="T9"><text:s/>一共有四個玩家，我將第一輪額外寫一個函式(</text:span><text:span text:style-name="T10">Firstplay</text:span><text:span text:style-name="T9">)，若黑桃7不在我的手牌中，判斷黑桃7在</text:span><text:span text:style-name="T10">第幾個computer</text:span><text:span text:style-name="T9">手上，必須由那位玩家先出牌(E</text:span><text:span text:style-name="T10">x:若在compute1手中，則他出完後，computer2和computer3也必須出牌才算玩完第一輪</text:span><text:span text:style-name="T9">)，之後呼叫</text:span><text:span text:style-name="T10">Print函式印出被打出來的牌，在P</text:span><text:span text:style-name="T11">rint函式呼叫PrintHuman函式，將手牌印出，及呼叫run函式，當玩家手牌不為空時，會進入run函式，run函式裡面會呼叫decide函式判斷是否有可出的牌，再呼叫Save函式將選擇出的牌存入陣列，之後呼叫Print印出。最後當我的手牌為空時代表遊戲結束，呼叫Count函式，印出每位玩家總共蓋的點數。在每次遊戲玩完後都將</text:span><text:span text:style-name="T12">txt檔裡的內容清除。</text:span></text:p>
      <text:p text:style-name="P5"/>
      <text:p text:style-name="P6">玩家 : Firstplay→(FoldCard)→Print</text:p>
      <text:p text:style-name="P7">電腦 : PrintHuman→run→decide→Save(or FoldCard)→Print</text:p>
      <text:p text:style-name="P4"/>
      <text:p text:style-name="P4">變數及函式說明:</text:p>
      <text:p text:style-name="P7">player[4] : 4個玩家的手牌</text:p>
      <text:p text:style-name="P7">index : 將每張牌變成數字(1-52)存入(黑桃1~13存進陣列0~12，紅心1~13存進 <text:s text:c="7"/>陣列13~25，梅花1~13存進陣列26~38，方塊1~13存進陣列39~51)</text:p>
      <text:p text:style-name="P7">Fold[4] : 每位玩家每輪可蓋的牌</text:p>
      <text:p text:style-name="P11"><text:span text:style-name="T1">CanPlay[4] : 每位玩家每輪可出的</text:span><text:span text:style-name="T4">牌</text:span></text:p>
      <text:p text:style-name="P7">screen[3][4] : 牌面上的牌</text:p>
      <text:p text:style-name="P7">FoldTotal[4] : 每位玩家一共蓋的點數</text:p>
      <text:p text:style-name="P7">E<text:span text:style-name="T13">nd : 判斷玩家是否要結束遊戲</text:span></text:p>
      <text:p text:style-name="P7"/>
      <text:p text:style-name="P7"/>
      <text:p text:style-name="P11"><text:span text:style-name="T1">void Firstplay() : <text:s/>第一輪，</text:span><text:span text:style-name="T2">找出Spade7。</text:span></text:p>
      <text:p text:style-name="P8"/>
      <text:p text:style-name="P8">bool decide(int a) : 判斷玩家手中的每張牌可不可以出，若可以出則將此張牌將它放進CanPlay中，不行則放入Fold中，若CanPlay為空則回傳0，遊玩者須選擇一張牌蓋牌，電腦蓋最小張的牌，若CanPlay不為空則回傳1，遊戲者選擇一張牌出，電腦則選最大的牌出。</text:p>
      <text:p text:style-name="P8"/>
      <text:p text:style-name="P11"><text:span text:style-name="T2">void run() : 遊戲主要跑的程式，也是第一輪結束後跑的函式，會呼叫decide函式，依據回傳值決定該蓋牌還是出牌。若可出牌會再呼叫Save函式，將選擇出的牌傳進，換算成index中的每張牌的值，紀錄到screen[3][4]，若不能出牌，會蓋一張牌，並將此牌的號碼加進</text:span><text:span text:style-name="T1">FoldTotal中，</text:span><text:span text:style-name="T2">每一輪結束會將</text:span><text:span text:style-name="T1">CanPla</text:span><text:span text:style-name="T4">y</text:span></text:p>
      <text:p text:style-name="P11"><text:span text:style-name="T1">、Fold</text:span><text:span text:style-name="T4">清空。</text:span></text:p>
      <text:p text:style-name="P8"><text:soft-page-break/></text:p>
      <text:p text:style-name="P11"><text:span text:style-name="T2">bool Save(pair&lt;int,int&gt; deck) : </text:span><text:span text:style-name="T3">將要出的牌改成index中的值存入screen[3][4]</text:span></text:p>
      <text:p text:style-name="P8"/>
      <text:p text:style-name="P2"><text:span text:style-name="T6">bool FoldCard(pair&lt;int,int&gt; deck) : </text:span><text:span text:style-name="T7">只有玩家樣蓋牌時才會進入此函式，判斷輸入的牌是否為玩家手上的牌。</text:span></text:p>
      <text:p text:style-name="P2"><text:span text:style-name="T7"/></text:p>
      <text:p text:style-name="P2"><text:span text:style-name="T7">void read() : 將txt檔裡的資料讀取出來，並存入玩家手牌、電腦手牌、即場上的牌。</text:span></text:p>
      <text:p text:style-name="P2"><text:span text:style-name="T7"/></text:p>
      <text:p text:style-name="P2"><text:span text:style-name="T7">bool Endfun() : 若玩家選擇結束遊戲，則</text:span><text:span text:style-name="T8">return，結束程式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3T23:19:41.718000000</meta:creation-date>
    <meta:generator>LibreOffice/6.4.2.2$Windows_X86_64 LibreOffice_project/4e471d8c02c9c90f512f7f9ead8875b57fcb1ec3</meta:generator>
    <dc:date>2020-06-03T23:50:49.762000000</dc:date>
    <meta:editing-duration>PT12M28S</meta:editing-duration>
    <meta:editing-cycles>4</meta:editing-cycles>
    <meta:document-statistic meta:table-count="0" meta:image-count="0" meta:object-count="0" meta:page-count="2" meta:paragraph-count="23" meta:word-count="875" meta:character-count="1374" meta:non-whitespace-character-count="1319"/>
  </office:meta>
</office:document-meta>
</file>